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4.503cm" style:rel-column-width="55906*"/>
    </style:style>
    <style:style style:name="Tabelle1.B" style:family="table-column">
      <style:table-column-properties style:column-width="0.893cm" style:rel-column-width="3440*"/>
    </style:style>
    <style:style style:name="Tabelle1.C" style:family="table-column">
      <style:table-column-properties style:column-width="1.605cm" style:rel-column-width="6189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4.503cm" style:rel-column-width="55906*"/>
    </style:style>
    <style:style style:name="Tabelle2.B" style:family="table-column">
      <style:table-column-properties style:column-width="0.893cm" style:rel-column-width="3440*"/>
    </style:style>
    <style:style style:name="Tabelle2.C" style:family="table-column">
      <style:table-column-properties style:column-width="1.605cm" style:rel-column-width="6189*"/>
    </style:style>
    <style:style style:name="Tabelle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2.C1" style:family="table-cell">
      <style:table-cell-properties fo:padding="0.097cm" fo:border="0.5pt solid #000000"/>
    </style:style>
    <style:style style:name="Tabelle2.A2" style:family="table-cell">
      <style:table-cell-properties fo:padding="0.097cm" fo:border-left="0.5pt solid #000000" fo:border-right="none" fo:border-top="none" fo:border-bottom="0.5pt solid #000000"/>
    </style:style>
    <style:style style:name="Tabel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4ad2" officeooo:paragraph-rsid="00064ad2"/>
    </style:style>
    <style:style style:name="P2" style:family="paragraph" style:parent-style-name="Table_20_Contents">
      <style:text-properties officeooo:rsid="00064ad2" officeooo:paragraph-rsid="00064ad2"/>
    </style:style>
    <style:style style:name="P3" style:family="paragraph" style:parent-style-name="Table_20_Contents">
      <style:text-properties officeooo:paragraph-rsid="00064ad2"/>
    </style:style>
    <style:style style:name="P4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2.6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${Remove type:”paragraph”, now:true}</text:p>
      <text:p text:style-name="P1"/>
      <text:p text:style-name="P1">${Push key:”v”, value:”ERROR”}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${Remove type:”table”, now:false}</text:p>
          </table:table-cell>
          <table:table-cell table:style-name="Tabelle1.A1" office:value-type="string">
            <text:p text:style-name="Table_20_Contents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${Push key:”v”, value:”Hello”}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ERROR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${Remove type:”table”, now:true}</text:p>
          </table:table-cell>
          <table:table-cell table:style-name="Tabelle2.A1" office:value-type="string">
            <text:p text:style-name="P3"/>
          </table:table-cell>
          <table:table-cell table:style-name="Tabelle2.C1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1">${Push key:”v”, value:”ERROR”}</text:p>
          </table:table-cell>
          <table:table-cell table:style-name="Tabelle2.A2" office:value-type="string">
            <text:p text:style-name="P3"/>
          </table:table-cell>
          <table:table-cell table:style-name="Tabelle2.C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2">ERROR</text:p>
          </table:table-cell>
          <table:table-cell table:style-name="Tabelle2.A2" office:value-type="string">
            <text:p text:style-name="P3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ext:p text:style-name="P1">${$v}</text:p>
      <text:p text:style-name="P1"/>
      <text:p text:style-name="P1"><draw:frame text:anchor-type="paragraph" draw:z-index="0" draw:name="Textrahmen 1" draw:style-name="gr1" draw:text-style-name="P4" svg:width="11.941cm" svg:height="2.678cm" svg:x="5.44cm" svg:y="0.965cm"><draw:text-box><text:p>${Remove type:”box”, now:true}</text:p><text:p>ERROR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06:53:24.023000000</meta:creation-date>
    <dc:date>2025-05-11T16:54:41.395651500</dc:date>
    <meta:editing-duration>PT8M5S</meta:editing-duration>
    <meta:editing-cycles>2</meta:editing-cycles>
    <meta:generator>LibreOffice/25.2.2.2$Windows_X86_64 LibreOffice_project/7370d4be9e3cf6031a51beef54ff3bda878e3fac</meta:generator>
    <meta:document-statistic meta:table-count="2" meta:image-count="0" meta:object-count="0" meta:page-count="1" meta:paragraph-count="9" meta:word-count="22" meta:character-count="212" meta:non-whitespace-character-count="199"/>
  </office:meta>
</office:document-meta>
</file>